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margin-bottom="0.1666in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color="#FF0000" fo:language="en" fo:country="US"/>
    </style:style>
    <style:style style:name="T7" style:parent-style-name="Absatz-Standardschriftart" style:family="text">
      <style:text-properties fo:color="#0000FF" fo:language="en" fo:country="US"/>
    </style:style>
    <style:style style:name="T8" style:parent-style-name="Absatz-Standardschriftart" style:family="text">
      <style:text-properties fo:color="#0000FF" fo:language="en" fo:country="US"/>
    </style:style>
    <style:style style:name="T9" style:parent-style-name="Absatz-Standardschriftart" style:family="text">
      <style:text-properties fo:color="#0000FF" fo:language="en" fo:country="US"/>
    </style:style>
    <style:style style:name="T10" style:parent-style-name="Absatz-Standardschriftart" style:family="text">
      <style:text-properties fo:color="#0000FF" fo:language="en" fo:country="US"/>
    </style:style>
    <style:style style:name="T11" style:parent-style-name="Absatz-Standardschriftart" style:family="text">
      <style:text-properties fo:color="#0000FF"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font-weight="bold" style:font-weight-asian="bold"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font-weight="bold" style:font-weight-asian="bold"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weight="bold" style:font-weight-asian="bold"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font-weight="bold" style:font-weight-asian="bold" fo:language="en" fo:country="US"/>
    </style:style>
    <style:style style:name="T24" style:parent-style-name="Absatz-Standardschriftart" style:family="text">
      <style:text-properties fo:font-weight="bold" style:font-weight-asian="bold"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P31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Event to stream</text:h>
      <text:p text:style-name="P2">EventToStream is a class to convert any event to a stream. It is also possible to aggregate the events in a window and use a statistical function on the event features. The statistical functions are: Sum, mean, variance, standard deviation.</text:p>
      <text:p text:style-name="KeinLeerraum"><text:span text:style-name="T3">To which event it listens and what event value should be used is set in the option. Event sender and event name are set like every other listener</text:span><text:span text:style-name="T4"><text:s/>(in xml with<text:s/></text:span><text:span text:style-name="T5">&lt;listen </text:span><text:span text:style-name="T6">address</text:span><text:span text:style-name="T7">="</text:span><text:span text:style-name="T8">event</text:span><text:span text:style-name="T9">@</text:span><text:span text:style-name="T10">sender</text:span><text:span text:style-name="T11">"</text:span><text:span text:style-name="T12">/&gt;)</text:span><text:span text:style-name="T13">. The event value could be<text:s/></text:span><text:span text:style-name="T14">number_of_events</text:span><text:span text:style-name="T15"><text:s/>to get the number of events in the defined Window</text:span><text:span text:style-name="T16"><text:s/>or</text:span><text:span text:style-name="T17"><text:s/></text:span><text:span text:style-name="T18">starttime</text:span><text:span text:style-name="T19">,</text:span><text:span text:style-name="T20"><text:s/></text:span><text:span text:style-name="T21">endtime</text:span><text:span text:style-name="T22">,<text:s/></text:span><text:span text:style-name="T23">duration</text:span><text:span text:style-name="T24"><text:s/></text:span><text:span text:style-name="T25">to get the event’s time values.</text:span><text:span text:style-name="T26"><text:s/>Every event has these values. To get the data values, you could use the name, if the events are sent as tuple events, or<text:s/></text:span><text:span text:style-name="T27">it is always possible to set<text:s/></text:span><text:span text:style-name="T28">the postion index of the data array if the events are<text:s/></text:span><text:span text:style-name="T29">or are<text:s/></text:span><text:span text:style-name="T30">not sent as tuples.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Hertwig</meta:initial-creator>
    <dc:creator>Fabian Hertwig</dc:creator>
    <meta:creation-date>2015-01-16T15:27:00Z</meta:creation-date>
    <dc:date>2015-05-05T14:43:00Z</dc:date>
    <meta:template xlink:href="Normal.dotm" xlink:type="simple"/>
    <meta:editing-cycles>4</meta:editing-cycles>
    <meta:editing-duration>PT0S</meta:editing-duration>
    <meta:document-statistic meta:page-count="1" meta:paragraph-count="1" meta:word-count="114" meta:character-count="838" meta:row-count="6" meta:non-whitespace-character-count="725"/>
  </office:meta>
</office:document-meta>
</file>